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6.2992in" svg:height="3.5425in" svg:x="4.5535in" svg:y="3.0839in">
            <draw:object draw:notify-on-update-of-ranges="Sheet1.E4:Sheet1.E4 Sheet1.B4:Sheet1.B16 Sheet1.C4:Sheet1.C16 Sheet1.C33:Sheet1.C42 Sheet1.B33:Sheet1.B42 Sheet1.C18:Sheet1.C31 Sheet1.B18:Sheet1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425in" svg:x="5.4425in" svg:y="11.6165in">
            <draw:object draw:notify-on-update-of-ranges="Sheet1.C45:Sheet1.C54 Sheet1.B45:Sheet1.B54 Sheet1.B80:Sheet1.B92 Sheet1.A80:Sheet1.A80 Sheet1.C80:Sheet1.C92 Sheet1.C67:Sheet1.C78 Sheet1.B67:Sheet1.B7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Index</text:p>
          </table:table-cell>
          <table:table-cell table:style-name="ce1" office:value-type="string">
            <text:p>Time</text:p>
          </table:table-cell>
        </table:table-row>
        <table:table-row table:style-name="ro1">
          <table:table-cell table:style-name="ce1" office:value-type="string">
            <text:p>Insertion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office:value-type="float" office:value="0.7049075">
            <text:p>0.7049075</text:p>
          </table:table-cell>
        </table:table-row>
        <table:table-row table:style-name="ro1">
          <table:table-cell/>
          <table:table-cell office:value-type="float" office:value="40000000">
            <text:p>40000000</text:p>
          </table:table-cell>
          <table:table-cell office:value-type="float" office:value="1.7759899">
            <text:p>1.7759899</text:p>
          </table:table-cell>
        </table:table-row>
        <table:table-row table:style-name="ro1">
          <table:table-cell/>
          <table:table-cell office:value-type="float" office:value="60000000">
            <text:p>60000000</text:p>
          </table:table-cell>
          <table:table-cell office:value-type="float" office:value="2.7518046">
            <text:p>2.7518046</text:p>
          </table:table-cell>
        </table:table-row>
        <table:table-row table:style-name="ro1">
          <table:table-cell/>
          <table:table-cell office:value-type="float" office:value="80000000">
            <text:p>80000000</text:p>
          </table:table-cell>
          <table:table-cell office:value-type="float" office:value="4.227278">
            <text:p>4.227278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5.2050377">
            <text:p>5.2050377</text:p>
          </table:table-cell>
        </table:table-row>
        <table:table-row table:style-name="ro1">
          <table:table-cell/>
          <table:table-cell office:value-type="float" office:value="120000000">
            <text:p>120000000</text:p>
          </table:table-cell>
          <table:table-cell office:value-type="float" office:value="6.1855636">
            <text:p>6.1855636</text:p>
          </table:table-cell>
        </table:table-row>
        <table:table-row table:style-name="ro1">
          <table:table-cell/>
          <table:table-cell office:value-type="float" office:value="140000000">
            <text:p>140000000</text:p>
          </table:table-cell>
          <table:table-cell office:value-type="float" office:value="8.0776376">
            <text:p>8.0776376</text:p>
          </table:table-cell>
        </table:table-row>
        <table:table-row table:style-name="ro1">
          <table:table-cell/>
          <table:table-cell office:value-type="float" office:value="160000000">
            <text:p>160000000</text:p>
          </table:table-cell>
          <table:table-cell office:value-type="float" office:value="9.060241">
            <text:p>9.060241</text:p>
          </table:table-cell>
        </table:table-row>
        <table:table-row table:style-name="ro1">
          <table:table-cell/>
          <table:table-cell office:value-type="float" office:value="180000000">
            <text:p>180000000</text:p>
          </table:table-cell>
          <table:table-cell office:value-type="float" office:value="9.942717">
            <text:p>9.942717</text:p>
          </table:table-cell>
        </table:table-row>
        <table:table-row table:style-name="ro1">
          <table:table-cell/>
          <table:table-cell office:value-type="float" office:value="200000000">
            <text:p>200000000</text:p>
          </table:table-cell>
          <table:table-cell office:value-type="float" office:value="10.9190448">
            <text:p>10.9190448</text:p>
          </table:table-cell>
        </table:table-row>
        <table:table-row table:style-name="ro1">
          <table:table-cell/>
          <table:table-cell office:value-type="float" office:value="220000000">
            <text:p>220000000</text:p>
          </table:table-cell>
          <table:table-cell office:value-type="float" office:value="10.8947297">
            <text:p>10.8947297</text:p>
          </table:table-cell>
        </table:table-row>
        <table:table-row table:style-name="ro1">
          <table:table-cell/>
          <table:table-cell office:value-type="float" office:value="240000000">
            <text:p>240000000</text:p>
          </table:table-cell>
          <table:table-cell office:value-type="float" office:value="12.8756862">
            <text:p>12.8756862</text:p>
          </table:table-cell>
        </table:table-row>
        <table:table-row table:style-name="ro1">
          <table:table-cell/>
          <table:table-cell office:value-type="float" office:value="260000000">
            <text:p>260000000</text:p>
          </table:table-cell>
          <table:table-cell office:value-type="float" office:value="13.8681684">
            <text:p>13.8681684</text:p>
          </table:table-cell>
        </table:table-row>
        <table:table-row table:style-name="ro1">
          <table:table-cell table:style-name="ce1" office:value-type="string">
            <text:p>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0.7234762">
            <text:p>0.7234762</text:p>
          </table:table-cell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1.9502095">
            <text:p>1.9502095</text:p>
          </table:table-cell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office:value-type="float" office:value="3.5036632">
            <text:p>3.5036632</text:p>
          </table:table-cell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 office:value-type="float" office:value="3.8534534">
            <text:p>3.8534534</text:p>
          </table:table-cell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office:value-type="float" office:value="4.4046405">
            <text:p>4.4046405</text:p>
          </table:table-cell>
        </table:table-row>
        <table:table-row table:style-name="ro1">
          <table:table-cell/>
          <table:table-cell office:value-type="float" office:value="24000000">
            <text:p>24000000</text:p>
          </table:table-cell>
          <table:table-cell office:value-type="float" office:value="7.7001376">
            <text:p>7.7001376</text:p>
          </table:table-cell>
        </table:table-row>
        <table:table-row table:style-name="ro1">
          <table:table-cell/>
          <table:table-cell office:value-type="float" office:value="28000000">
            <text:p>28000000</text:p>
          </table:table-cell>
          <table:table-cell office:value-type="float" office:value="8.323778">
            <text:p>8.323778</text:p>
          </table:table-cell>
        </table:table-row>
        <table:table-row table:style-name="ro1">
          <table:table-cell/>
          <table:table-cell office:value-type="float" office:value="32000000">
            <text:p>32000000</text:p>
          </table:table-cell>
          <table:table-cell office:value-type="float" office:value="8.9441731">
            <text:p>8.9441731</text:p>
          </table:table-cell>
        </table:table-row>
        <table:table-row table:style-name="ro1">
          <table:table-cell/>
          <table:table-cell office:value-type="float" office:value="36000000">
            <text:p>36000000</text:p>
          </table:table-cell>
          <table:table-cell office:value-type="float" office:value="9.562052">
            <text:p>9.562052</text:p>
          </table:table-cell>
        </table:table-row>
        <table:table-row table:style-name="ro1">
          <table:table-cell/>
          <table:table-cell office:value-type="float" office:value="40000000">
            <text:p>40000000</text:p>
          </table:table-cell>
          <table:table-cell office:value-type="float" office:value="10.0965528">
            <text:p>10.0965528</text:p>
          </table:table-cell>
        </table:table-row>
        <table:table-row table:style-name="ro1">
          <table:table-cell/>
          <table:table-cell office:value-type="float" office:value="44000000">
            <text:p>44000000</text:p>
          </table:table-cell>
          <table:table-cell office:value-type="float" office:value="10.5388692">
            <text:p>10.5388692</text:p>
          </table:table-cell>
        </table:table-row>
        <table:table-row table:style-name="ro1">
          <table:table-cell/>
          <table:table-cell office:value-type="float" office:value="48000000">
            <text:p>48000000</text:p>
          </table:table-cell>
          <table:table-cell office:value-type="float" office:value="14.7286891">
            <text:p>14.7286891</text:p>
          </table:table-cell>
        </table:table-row>
        <table:table-row table:style-name="ro1">
          <table:table-cell/>
          <table:table-cell office:value-type="float" office:value="52000000">
            <text:p>52000000</text:p>
          </table:table-cell>
          <table:table-cell office:value-type="float" office:value="15.0995761">
            <text:p>15.0995761</text:p>
          </table:table-cell>
        </table:table-row>
        <table:table-row table:style-name="ro1">
          <table:table-cell/>
          <table:table-cell office:value-type="float" office:value="56000000">
            <text:p>56000000</text:p>
          </table:table-cell>
          <table:table-cell office:value-type="float" office:value="15.4976258">
            <text:p>15.4976258</text:p>
          </table:table-cell>
        </table:table-row>
        <table:table-row table:style-name="ro1">
          <table:table-cell table:style-name="ce1" office:value-type="string">
            <text:p>Sorted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5.276972">
            <text:p>5.276972</text:p>
          </table:table-cell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10.874548">
            <text:p>10.874548</text:p>
          </table:table-cell>
        </table:table-row>
        <table:table-row table:style-name="ro1">
          <table:table-cell/>
          <table:table-cell office:value-type="float" office:value="6000000">
            <text:p>6000000</text:p>
          </table:table-cell>
          <table:table-cell office:value-type="float" office:value="16.1242237">
            <text:p>16.1242237</text:p>
          </table:table-cell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22.436516">
            <text:p>22.436516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8.1234827">
            <text:p>28.1234827</text:p>
          </table:table-cell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office:value-type="float" office:value="33.9935627">
            <text:p>33.9935627</text:p>
          </table:table-cell>
        </table:table-row>
        <table:table-row table:style-name="ro1">
          <table:table-cell/>
          <table:table-cell office:value-type="float" office:value="14000000">
            <text:p>14000000</text:p>
          </table:table-cell>
          <table:table-cell office:value-type="float" office:value="40.4656913">
            <text:p>40.4656913</text:p>
          </table:table-cell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 office:value-type="float" office:value="46.8426553">
            <text:p>46.8426553</text:p>
          </table:table-cell>
        </table:table-row>
        <table:table-row table:style-name="ro1">
          <table:table-cell/>
          <table:table-cell office:value-type="float" office:value="18000000">
            <text:p>18000000</text:p>
          </table:table-cell>
          <table:table-cell office:value-type="float" office:value="53.5343013">
            <text:p>53.5343013</text:p>
          </table:table-cell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office:value-type="float" office:value="57.8953807">
            <text:p>57.8953807</text:p>
          </table:table-cell>
        </table:table-row>
        <table:table-row table:style-name="ro1">
          <table:table-cell table:style-name="ce1" office:value-type="string">
            <text:p>Lookup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0.0884487">
            <text:p>0.0884487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4907978">
            <text:p>0.4907978</text:p>
          </table:table-cell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1.3678879">
            <text:p>1.3678879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.5975867">
            <text:p>2.5975867</text:p>
          </table:table-cell>
        </table:table-row>
        <table:table-row table:style-name="ro1">
          <table:table-cell/>
          <table:table-cell office:value-type="float" office:value="25000">
            <text:p>25000</text:p>
          </table:table-cell>
          <table:table-cell office:value-type="float" office:value="4.1985368">
            <text:p>4.1985368</text:p>
          </table:table-cell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5.819979">
            <text:p>5.819979</text:p>
          </table:table-cell>
        </table:table-row>
        <table:table-row table:style-name="ro1">
          <table:table-cell/>
          <table:table-cell office:value-type="float" office:value="35000">
            <text:p>35000</text:p>
          </table:table-cell>
          <table:table-cell office:value-type="float" office:value="7.1853852">
            <text:p>7.1853852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9.5815498">
            <text:p>9.5815498</text:p>
          </table:table-cell>
        </table:table-row>
        <table:table-row table:style-name="ro1">
          <table:table-cell/>
          <table:table-cell office:value-type="float" office:value="45000">
            <text:p>45000</text:p>
          </table:table-cell>
          <table:table-cell office:value-type="float" office:value="12.4891272">
            <text:p>12.4891272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15.8624392">
            <text:p>15.8624392</text:p>
          </table:table-cell>
        </table:table-row>
        <table:table-row table:style-name="ro1">
          <table:table-cell table:style-name="ce1" office:value-type="string">
            <text:p>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00">
            <text:p>50000000</text:p>
          </table:table-cell>
          <table:table-cell office:value-type="float" office:value="5.32974">
            <text:p>5.32974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1.5676125">
            <text:p>11.5676125</text:p>
          </table:table-cell>
        </table:table-row>
        <table:table-row table:style-name="ro1">
          <table:table-cell/>
          <table:table-cell office:value-type="float" office:value="150000000">
            <text:p>150000000</text:p>
          </table:table-cell>
          <table:table-cell office:value-type="float" office:value="16.8659917">
            <text:p>16.8659917</text:p>
          </table:table-cell>
        </table:table-row>
        <table:table-row table:style-name="ro1">
          <table:table-cell/>
          <table:table-cell office:value-type="float" office:value="200000000">
            <text:p>200000000</text:p>
          </table:table-cell>
          <table:table-cell office:value-type="float" office:value="22.7136303">
            <text:p>22.7136303</text:p>
          </table:table-cell>
        </table:table-row>
        <table:table-row table:style-name="ro1">
          <table:table-cell/>
          <table:table-cell office:value-type="float" office:value="250000000">
            <text:p>250000000</text:p>
          </table:table-cell>
          <table:table-cell office:value-type="float" office:value="28.7786009">
            <text:p>28.7786009</text:p>
          </table:table-cell>
        </table:table-row>
        <table:table-row table:style-name="ro1">
          <table:table-cell/>
          <table:table-cell office:value-type="float" office:value="300000000">
            <text:p>300000000</text:p>
          </table:table-cell>
          <table:table-cell office:value-type="float" office:value="34.8543884">
            <text:p>34.8543884</text:p>
          </table:table-cell>
        </table:table-row>
        <table:table-row table:style-name="ro1">
          <table:table-cell/>
          <table:table-cell office:value-type="float" office:value="350000000">
            <text:p>350000000</text:p>
          </table:table-cell>
          <table:table-cell office:value-type="float" office:value="40.9373149">
            <text:p>40.9373149</text:p>
          </table:table-cell>
        </table:table-row>
        <table:table-row table:style-name="ro1">
          <table:table-cell/>
          <table:table-cell office:value-type="float" office:value="400000000">
            <text:p>400000000</text:p>
          </table:table-cell>
          <table:table-cell office:value-type="float" office:value="46.9851185">
            <text:p>46.9851185</text:p>
          </table:table-cell>
        </table:table-row>
        <table:table-row table:style-name="ro1">
          <table:table-cell/>
          <table:table-cell office:value-type="float" office:value="450000000">
            <text:p>450000000</text:p>
          </table:table-cell>
          <table:table-cell office:value-type="float" office:value="53.0402733">
            <text:p>53.0402733</text:p>
          </table:table-cell>
        </table:table-row>
        <table:table-row table:style-name="ro1">
          <table:table-cell/>
          <table:table-cell office:value-type="float" office:value="500000000">
            <text:p>500000000</text:p>
          </table:table-cell>
          <table:table-cell office:value-type="float" office:value="59.0970664">
            <text:p>59.0970664</text:p>
          </table:table-cell>
        </table:table-row>
        <table:table-row table:style-name="ro1">
          <table:table-cell table:style-name="ce1" office:value-type="string">
            <text:p>Sorted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">
            <text:p>200000</text:p>
          </table:table-cell>
          <table:table-cell office:value-type="float" office:value="0.1867804">
            <text:p>0.1867804</text:p>
          </table:table-cell>
        </table:table-row>
        <table:table-row table:style-name="ro1">
          <table:table-cell/>
          <table:table-cell office:value-type="float" office:value="400000">
            <text:p>400000</text:p>
          </table:table-cell>
          <table:table-cell office:value-type="float" office:value="0.2943282">
            <text:p>0.2943282</text:p>
          </table:table-cell>
        </table:table-row>
        <table:table-row table:style-name="ro1">
          <table:table-cell/>
          <table:table-cell office:value-type="float" office:value="600000">
            <text:p>600000</text:p>
          </table:table-cell>
          <table:table-cell office:value-type="float" office:value="0.4000301">
            <text:p>0.4000301</text:p>
          </table:table-cell>
        </table:table-row>
        <table:table-row table:style-name="ro1">
          <table:table-cell/>
          <table:table-cell office:value-type="float" office:value="800000">
            <text:p>800000</text:p>
          </table:table-cell>
          <table:table-cell office:value-type="float" office:value="0.6163778">
            <text:p>0.6163778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6562733">
            <text:p>0.6562733</text:p>
          </table:table-cell>
        </table:table-row>
        <table:table-row table:style-name="ro1">
          <table:table-cell/>
          <table:table-cell office:value-type="float" office:value="1200000">
            <text:p>1200000</text:p>
          </table:table-cell>
          <table:table-cell office:value-type="float" office:value="0.8176596">
            <text:p>0.8176596</text:p>
          </table:table-cell>
        </table:table-row>
        <table:table-row table:style-name="ro1">
          <table:table-cell/>
          <table:table-cell office:value-type="float" office:value="1400000">
            <text:p>1400000</text:p>
          </table:table-cell>
          <table:table-cell office:value-type="float" office:value="1.0145614">
            <text:p>1.0145614</text:p>
          </table:table-cell>
        </table:table-row>
        <table:table-row table:style-name="ro1">
          <table:table-cell/>
          <table:table-cell office:value-type="float" office:value="1600000">
            <text:p>1600000</text:p>
          </table:table-cell>
          <table:table-cell office:value-type="float" office:value="1.2426269">
            <text:p>1.2426269</text:p>
          </table:table-cell>
        </table:table-row>
        <table:table-row table:style-name="ro1">
          <table:table-cell/>
          <table:table-cell office:value-type="float" office:value="1800000">
            <text:p>1800000</text:p>
          </table:table-cell>
          <table:table-cell office:value-type="float" office:value="1.4560669">
            <text:p>1.4560669</text:p>
          </table:table-cell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1.6866928">
            <text:p>1.6866928</text:p>
          </table:table-cell>
        </table:table-row>
        <table:table-row table:style-name="ro1">
          <table:table-cell/>
          <table:table-cell office:value-type="float" office:value="3200000">
            <text:p>3200000</text:p>
          </table:table-cell>
          <table:table-cell office:value-type="float" office:value="2.6479533">
            <text:p>2.6479533</text:p>
          </table:table-cell>
        </table:table-row>
        <table:table-row table:style-name="ro1">
          <table:table-cell/>
          <table:table-cell office:value-type="float" office:value="3800000">
            <text:p>3800000</text:p>
          </table:table-cell>
          <table:table-cell office:value-type="float" office:value="3.2796632">
            <text:p>3.27966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rted list</text:p>
          </table:table-cell>
          <table:table-cell office:value-type="float" office:value="500000">
            <text:p>500000</text:p>
          </table:table-cell>
          <table:table-cell office:value-type="float" office:value="0.1679782">
            <text:p>0.1679782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3665474">
            <text:p>0.3665474</text:p>
          </table:table-cell>
        </table:table-row>
        <table:table-row table:style-name="ro1">
          <table:table-cell/>
          <table:table-cell office:value-type="float" office:value="1500000">
            <text:p>1500000</text:p>
          </table:table-cell>
          <table:table-cell office:value-type="float" office:value="0.6281458">
            <text:p>0.6281458</text:p>
          </table:table-cell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0.9374865">
            <text:p>0.9374865</text:p>
          </table:table-cell>
        </table:table-row>
        <table:table-row table:style-name="ro1">
          <table:table-cell/>
          <table:table-cell office:value-type="float" office:value="2500000">
            <text:p>2500000</text:p>
          </table:table-cell>
          <table:table-cell office:value-type="float" office:value="1.2405483">
            <text:p>1.2405483</text:p>
          </table:table-cell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office:value-type="float" office:value="1.5478143">
            <text:p>1.5478143</text:p>
          </table:table-cell>
        </table:table-row>
        <table:table-row table:style-name="ro1">
          <table:table-cell/>
          <table:table-cell office:value-type="float" office:value="3500000">
            <text:p>3500000</text:p>
          </table:table-cell>
          <table:table-cell office:value-type="float" office:value="1.8515309">
            <text:p>1.8515309</text:p>
          </table:table-cell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2.1538264">
            <text:p>2.1538264</text:p>
          </table:table-cell>
        </table:table-row>
        <table:table-row table:style-name="ro1">
          <table:table-cell/>
          <table:table-cell office:value-type="float" office:value="4500000">
            <text:p>4500000</text:p>
          </table:table-cell>
          <table:table-cell office:value-type="float" office:value="2.4547035">
            <text:p>2.4547035</text:p>
          </table:table-cell>
        </table:table-row>
        <table:table-row table:style-name="ro1">
          <table:table-cell/>
          <table:table-cell office:value-type="float" office:value="5000000">
            <text:p>5000000</text:p>
          </table:table-cell>
          <table:table-cell office:value-type="float" office:value="2.6916142">
            <text:p>2.6916142</text:p>
          </table:table-cell>
        </table:table-row>
        <table:table-row table:style-name="ro1">
          <table:table-cell/>
          <table:table-cell office:value-type="float" office:value="6500000">
            <text:p>6500000</text:p>
          </table:table-cell>
          <table:table-cell office:value-type="float" office:value="3.5705828">
            <text:p>3.5705828</text:p>
          </table:table-cell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4.3846846">
            <text:p>4.3846846</text:p>
          </table:table-cell>
        </table:table-row>
        <table:table-row table:style-name="ro1">
          <table:table-cell/>
          <table:table-cell office:value-type="float" office:value="9500000">
            <text:p>9500000</text:p>
          </table:table-cell>
          <table:table-cell office:value-type="float" office:value="4.8322453">
            <text:p>4.8322453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Pedersen</meta:initial-creator>
    <meta:creation-date>2012-09-11T16:11:17</meta:creation-date>
    <dc:date>2012-09-11T17:18:58</dc:date>
    <dc:creator>Christoffer Pedersen</dc:creator>
    <meta:editing-duration>PT36M15S</meta:editing-duration>
    <meta:editing-cycles>2</meta:editing-cycles>
    <meta:generator>LibreOffice/3.4$Unix LibreOffice_project/340m1$Build-402</meta:generator>
    <meta:document-statistic meta:table-count="3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scatter" chart:style-name="ch1">
        <chart:legend svg:x="58.213cm" svg:y="22.31cm" style:legend-expansion="custom" chartooo:width="90.985cm" chartooo:height="55.078cm" style:legend-expansion-aspect-ratio="1.65192999019572" chart:style-name="ch2"/>
        <chart:plot-area chart:style-name="ch3" table:cell-range-address="Sheet1.E4:Sheet1.E4 Sheet1.C1:Sheet1.C1 Sheet1.B4:Sheet1.C16 Sheet1.A3:Sheet1.A3 Sheet1.A32:Sheet1.A32 Sheet1.C33:Sheet1.C42 Sheet1.A17:Sheet1.A17 Sheet1.C18:Sheet1.C31" chart:data-source-has-labels="both" svg:x="0.77cm" svg:y="0.854cm" svg:width="15.878cm" svg:height="7.544cm">
          <chartooo:coordinate-region svg:x="1.391cm" svg:y="1.053cm" svg:width="14.422cm" svg:height="6.698cm"/>
          <chart:axis chart:dimension="x" chart:name="primary-x" chart:style-name="ch4" chartooo:axis-type="auto">
            <chart:categories table:cell-range-address="Sheet1.C1:Sheet1.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6" chart:label-cell-address="Sheet1.A3:Sheet1.A3" chart:class="chart:scatter">
            <chart:domain table:cell-range-address="Sheet1.B4:Sheet1.B16"/>
            <chart:data-point chart:repeated="13"/>
          </chart:series>
          <chart:series chart:style-name="ch7" chart:values-cell-range-address="Sheet1.C33:Sheet1.C42" chart:label-cell-address="Sheet1.A32:Sheet1.A32" chart:class="chart:scatter">
            <chart:domain table:cell-range-address="Sheet1.B33:Sheet1.B42"/>
            <chart:data-point chart:repeated="10"/>
          </chart:series>
          <chart:series chart:style-name="ch8" chart:values-cell-range-address="Sheet1.C18:Sheet1.C31" chart:label-cell-address="Sheet1.A17:Sheet1.A17" chart:class="chart:scatter">
            <chart:domain table:cell-range-address="Sheet1.B18:Sheet1.B3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st</text:p>
                <draw:g>
                  <svg:desc>Sheet1.A3:Sheet1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ortedDictionary</text:p>
                <draw:g>
                  <svg:desc>Sheet1.A32:Sheet1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ictionary</text:p>
                <draw:g>
                  <svg:desc>Sheet1.A17:Sheet1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heet1.C1:Sheet1.C1</svg:desc>
                </draw:g>
              </table:table-cell>
              <table:table-cell office:value-type="float" office:value="20000000">
                <text:p>20000000</text:p>
                <draw:g>
                  <svg:desc>Sheet1.B4:Sheet1.B16</svg:desc>
                </draw:g>
              </table:table-cell>
              <table:table-cell office:value-type="float" office:value="0.7049075">
                <text:p>0.7049075</text:p>
                <draw:g>
                  <svg:desc>Sheet1.C4:Sheet1.C16</svg:desc>
                </draw:g>
              </table:table-cell>
              <table:table-cell office:value-type="float" office:value="2000000">
                <text:p>2000000</text:p>
                <draw:g>
                  <svg:desc>Sheet1.B33:Sheet1.B42</svg:desc>
                </draw:g>
              </table:table-cell>
              <table:table-cell office:value-type="float" office:value="5.276972">
                <text:p>5.276972</text:p>
                <draw:g>
                  <svg:desc>Sheet1.C33:Sheet1.C42</svg:desc>
                </draw:g>
              </table:table-cell>
              <table:table-cell office:value-type="float" office:value="4000000">
                <text:p>4000000</text:p>
                <draw:g>
                  <svg:desc>Sheet1.B18:Sheet1.B31</svg:desc>
                </draw:g>
              </table:table-cell>
              <table:table-cell office:value-type="float" office:value="0.7234762">
                <text:p>0.7234762</text:p>
                <draw:g>
                  <svg:desc>Sheet1.C18:Sheet1.C31</svg:desc>
                </draw:g>
              </table:table-cell>
            </table:table-row>
            <table:table-row>
              <table:table-cell office:value-type="string"/>
              <table:table-cell office:value-type="float" office:value="40000000">
                <text:p>40000000</text:p>
              </table:table-cell>
              <table:table-cell office:value-type="float" office:value="1.7759899">
                <text:p>1.7759899</text:p>
              </table:table-cell>
              <table:table-cell office:value-type="float" office:value="4000000">
                <text:p>4000000</text:p>
              </table:table-cell>
              <table:table-cell office:value-type="float" office:value="10.874548">
                <text:p>10.874548</text:p>
              </table:table-cell>
              <table:table-cell office:value-type="float" office:value="8000000">
                <text:p>8000000</text:p>
              </table:table-cell>
              <table:table-cell office:value-type="float" office:value="1.9502095">
                <text:p>1.9502095</text:p>
              </table:table-cell>
            </table:table-row>
            <table:table-row>
              <table:table-cell office:value-type="string"/>
              <table:table-cell office:value-type="float" office:value="60000000">
                <text:p>60000000</text:p>
              </table:table-cell>
              <table:table-cell office:value-type="float" office:value="2.7518046">
                <text:p>2.7518046</text:p>
              </table:table-cell>
              <table:table-cell office:value-type="float" office:value="6000000">
                <text:p>6000000</text:p>
              </table:table-cell>
              <table:table-cell office:value-type="float" office:value="16.1242237">
                <text:p>16.1242237</text:p>
              </table:table-cell>
              <table:table-cell office:value-type="float" office:value="12000000">
                <text:p>12000000</text:p>
              </table:table-cell>
              <table:table-cell office:value-type="float" office:value="3.5036632">
                <text:p>3.5036632</text:p>
              </table:table-cell>
            </table:table-row>
            <table:table-row>
              <table:table-cell office:value-type="string"/>
              <table:table-cell office:value-type="float" office:value="80000000">
                <text:p>80000000</text:p>
              </table:table-cell>
              <table:table-cell office:value-type="float" office:value="4.227278">
                <text:p>4.227278</text:p>
              </table:table-cell>
              <table:table-cell office:value-type="float" office:value="8000000">
                <text:p>8000000</text:p>
              </table:table-cell>
              <table:table-cell office:value-type="float" office:value="22.436516">
                <text:p>22.436516</text:p>
              </table:table-cell>
              <table:table-cell office:value-type="float" office:value="16000000">
                <text:p>16000000</text:p>
              </table:table-cell>
              <table:table-cell office:value-type="float" office:value="3.8534534">
                <text:p>3.8534534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5.2050377">
                <text:p>5.2050377</text:p>
              </table:table-cell>
              <table:table-cell office:value-type="float" office:value="10000000">
                <text:p>10000000</text:p>
              </table:table-cell>
              <table:table-cell office:value-type="float" office:value="28.1234827">
                <text:p>28.1234827</text:p>
              </table:table-cell>
              <table:table-cell office:value-type="float" office:value="20000000">
                <text:p>20000000</text:p>
              </table:table-cell>
              <table:table-cell office:value-type="float" office:value="4.4046405">
                <text:p>4.4046405</text:p>
              </table:table-cell>
            </table:table-row>
            <table:table-row>
              <table:table-cell office:value-type="string"/>
              <table:table-cell office:value-type="float" office:value="120000000">
                <text:p>120000000</text:p>
              </table:table-cell>
              <table:table-cell office:value-type="float" office:value="6.1855636">
                <text:p>6.1855636</text:p>
              </table:table-cell>
              <table:table-cell office:value-type="float" office:value="12000000">
                <text:p>12000000</text:p>
              </table:table-cell>
              <table:table-cell office:value-type="float" office:value="33.9935627">
                <text:p>33.9935627</text:p>
              </table:table-cell>
              <table:table-cell office:value-type="float" office:value="24000000">
                <text:p>24000000</text:p>
              </table:table-cell>
              <table:table-cell office:value-type="float" office:value="7.7001376">
                <text:p>7.7001376</text:p>
              </table:table-cell>
            </table:table-row>
            <table:table-row>
              <table:table-cell office:value-type="string"/>
              <table:table-cell office:value-type="float" office:value="140000000">
                <text:p>140000000</text:p>
              </table:table-cell>
              <table:table-cell office:value-type="float" office:value="8.0776376">
                <text:p>8.0776376</text:p>
              </table:table-cell>
              <table:table-cell office:value-type="float" office:value="14000000">
                <text:p>14000000</text:p>
              </table:table-cell>
              <table:table-cell office:value-type="float" office:value="40.4656913">
                <text:p>40.4656913</text:p>
              </table:table-cell>
              <table:table-cell office:value-type="float" office:value="28000000">
                <text:p>28000000</text:p>
              </table:table-cell>
              <table:table-cell office:value-type="float" office:value="8.323778">
                <text:p>8.323778</text:p>
              </table:table-cell>
            </table:table-row>
            <table:table-row>
              <table:table-cell office:value-type="string"/>
              <table:table-cell office:value-type="float" office:value="160000000">
                <text:p>160000000</text:p>
              </table:table-cell>
              <table:table-cell office:value-type="float" office:value="9.060241">
                <text:p>9.060241</text:p>
              </table:table-cell>
              <table:table-cell office:value-type="float" office:value="16000000">
                <text:p>16000000</text:p>
              </table:table-cell>
              <table:table-cell office:value-type="float" office:value="46.8426553">
                <text:p>46.8426553</text:p>
              </table:table-cell>
              <table:table-cell office:value-type="float" office:value="32000000">
                <text:p>32000000</text:p>
              </table:table-cell>
              <table:table-cell office:value-type="float" office:value="8.9441731">
                <text:p>8.9441731</text:p>
              </table:table-cell>
            </table:table-row>
            <table:table-row>
              <table:table-cell office:value-type="string"/>
              <table:table-cell office:value-type="float" office:value="180000000">
                <text:p>180000000</text:p>
              </table:table-cell>
              <table:table-cell office:value-type="float" office:value="9.942717">
                <text:p>9.942717</text:p>
              </table:table-cell>
              <table:table-cell office:value-type="float" office:value="18000000">
                <text:p>18000000</text:p>
              </table:table-cell>
              <table:table-cell office:value-type="float" office:value="53.5343013">
                <text:p>53.5343013</text:p>
              </table:table-cell>
              <table:table-cell office:value-type="float" office:value="36000000">
                <text:p>36000000</text:p>
              </table:table-cell>
              <table:table-cell office:value-type="float" office:value="9.562052">
                <text:p>9.562052</text:p>
              </table:table-cell>
            </table:table-row>
            <table:table-row>
              <table:table-cell office:value-type="string"/>
              <table:table-cell office:value-type="float" office:value="200000000">
                <text:p>200000000</text:p>
              </table:table-cell>
              <table:table-cell office:value-type="float" office:value="10.9190448">
                <text:p>10.9190448</text:p>
              </table:table-cell>
              <table:table-cell office:value-type="float" office:value="20000000">
                <text:p>20000000</text:p>
              </table:table-cell>
              <table:table-cell office:value-type="float" office:value="57.8953807">
                <text:p>57.8953807</text:p>
              </table:table-cell>
              <table:table-cell office:value-type="float" office:value="40000000">
                <text:p>40000000</text:p>
              </table:table-cell>
              <table:table-cell office:value-type="float" office:value="10.0965528">
                <text:p>10.0965528</text:p>
              </table:table-cell>
            </table:table-row>
            <table:table-row>
              <table:table-cell office:value-type="string"/>
              <table:table-cell office:value-type="float" office:value="220000000">
                <text:p>220000000</text:p>
              </table:table-cell>
              <table:table-cell office:value-type="float" office:value="10.8947297">
                <text:p>10.894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000">
                <text:p>44000000</text:p>
              </table:table-cell>
              <table:table-cell office:value-type="float" office:value="10.5388692">
                <text:p>10.5388692</text:p>
              </table:table-cell>
            </table:table-row>
            <table:table-row>
              <table:table-cell office:value-type="string"/>
              <table:table-cell office:value-type="float" office:value="240000000">
                <text:p>240000000</text:p>
              </table:table-cell>
              <table:table-cell office:value-type="float" office:value="12.8756862">
                <text:p>12.875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000">
                <text:p>48000000</text:p>
              </table:table-cell>
              <table:table-cell office:value-type="float" office:value="14.7286891">
                <text:p>14.7286891</text:p>
              </table:table-cell>
            </table:table-row>
            <table:table-row>
              <table:table-cell office:value-type="string"/>
              <table:table-cell office:value-type="float" office:value="260000000">
                <text:p>260000000</text:p>
              </table:table-cell>
              <table:table-cell office:value-type="float" office:value="13.8681684">
                <text:p>13.868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000">
                <text:p>52000000</text:p>
              </table:table-cell>
              <table:table-cell office:value-type="float" office:value="15.0995761">
                <text:p>15.0995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000">
                <text:p>56000000</text:p>
              </table:table-cell>
              <table:table-cell office:value-type="float" office:value="15.4976258">
                <text:p>15.4976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scatter" chart:style-name="ch1">
        <chart:legend chart:legend-position="end" svg:x="12.117cm" svg:y="3.702cm" style:legend-expansion="high" chart:style-name="ch2"/>
        <chart:plot-area chart:style-name="ch3" table:cell-range-address="Sheet1.B45:Sheet1.C54 Sheet1.A3:Sheet1.A3 Sheet1.A80:Sheet1.A80 Sheet1.C80:Sheet1.C92 Sheet1.A32:Sheet1.A32 Sheet1.C67:Sheet1.C78" chart:data-source-has-labels="row" svg:x="0.77cm" svg:y="0.851cm" svg:width="10.707cm" svg:height="7.549cm">
          <chartooo:coordinate-region svg:x="1.391cm" svg:y="1.05cm" svg:width="9.343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5:Sheet1.C54" chart:label-cell-address="Sheet1.A3:Sheet1.A3" chart:class="chart:scatter">
            <chart:domain table:cell-range-address="Sheet1.B45:Sheet1.B54"/>
            <chart:data-point chart:repeated="10"/>
          </chart:series>
          <chart:series chart:style-name="ch7" chart:values-cell-range-address="Sheet1.C80:Sheet1.C92" chart:label-cell-address="Sheet1.A80:Sheet1.A80" chart:class="chart:scatter">
            <chart:domain table:cell-range-address="Sheet1.B80:Sheet1.B92"/>
            <chart:data-point chart:repeated="13"/>
          </chart:series>
          <chart:series chart:style-name="ch8" chart:values-cell-range-address="Sheet1.C67:Sheet1.C78" chart:label-cell-address="Sheet1.A32:Sheet1.A32" chart:class="chart:scatter">
            <chart:domain table:cell-range-address="Sheet1.B67:Sheet1.B7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st</text:p>
                <draw:g>
                  <svg:desc>Sheet1.A3:Sheet1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orted list</text:p>
                <draw:g>
                  <svg:desc>Sheet1.A80:Sheet1.A8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ortedDictionary</text:p>
                <draw:g>
                  <svg:desc>Sheet1.A32:Sheet1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B45:Sheet1.B54</svg:desc>
                </draw:g>
              </table:table-cell>
              <table:table-cell office:value-type="float" office:value="0.0884487">
                <text:p>0.0884487</text:p>
                <draw:g>
                  <svg:desc>Sheet1.C45:Sheet1.C54</svg:desc>
                </draw:g>
              </table:table-cell>
              <table:table-cell office:value-type="float" office:value="500000">
                <text:p>500000</text:p>
                <draw:g>
                  <svg:desc>Sheet1.B80:Sheet1.B92</svg:desc>
                </draw:g>
              </table:table-cell>
              <table:table-cell office:value-type="float" office:value="0.1679782">
                <text:p>0.1679782</text:p>
                <draw:g>
                  <svg:desc>Sheet1.C80:Sheet1.C92</svg:desc>
                </draw:g>
              </table:table-cell>
              <table:table-cell office:value-type="float" office:value="200000">
                <text:p>200000</text:p>
                <draw:g>
                  <svg:desc>Sheet1.B67:Sheet1.B78</svg:desc>
                </draw:g>
              </table:table-cell>
              <table:table-cell office:value-type="float" office:value="0.1867804">
                <text:p>0.1867804</text:p>
                <draw:g>
                  <svg:desc>Sheet1.C67:Sheet1.C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4907978">
                <text:p>0.4907978</text:p>
              </table:table-cell>
              <table:table-cell office:value-type="float" office:value="1000000">
                <text:p>1000000</text:p>
              </table:table-cell>
              <table:table-cell office:value-type="float" office:value="0.3665474">
                <text:p>0.3665474</text:p>
              </table:table-cell>
              <table:table-cell office:value-type="float" office:value="400000">
                <text:p>400000</text:p>
              </table:table-cell>
              <table:table-cell office:value-type="float" office:value="0.2943282">
                <text:p>0.2943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.3678879">
                <text:p>1.3678879</text:p>
              </table:table-cell>
              <table:table-cell office:value-type="float" office:value="1500000">
                <text:p>1500000</text:p>
              </table:table-cell>
              <table:table-cell office:value-type="float" office:value="0.6281458">
                <text:p>0.6281458</text:p>
              </table:table-cell>
              <table:table-cell office:value-type="float" office:value="600000">
                <text:p>600000</text:p>
              </table:table-cell>
              <table:table-cell office:value-type="float" office:value="0.4000301">
                <text:p>0.4000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.5975867">
                <text:p>2.5975867</text:p>
              </table:table-cell>
              <table:table-cell office:value-type="float" office:value="2000000">
                <text:p>2000000</text:p>
              </table:table-cell>
              <table:table-cell office:value-type="float" office:value="0.9374865">
                <text:p>0.9374865</text:p>
              </table:table-cell>
              <table:table-cell office:value-type="float" office:value="800000">
                <text:p>800000</text:p>
              </table:table-cell>
              <table:table-cell office:value-type="float" office:value="0.6163778">
                <text:p>0.6163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4.1985368">
                <text:p>4.1985368</text:p>
              </table:table-cell>
              <table:table-cell office:value-type="float" office:value="2500000">
                <text:p>2500000</text:p>
              </table:table-cell>
              <table:table-cell office:value-type="float" office:value="1.2405483">
                <text:p>1.2405483</text:p>
              </table:table-cell>
              <table:table-cell office:value-type="float" office:value="1000000">
                <text:p>1000000</text:p>
              </table:table-cell>
              <table:table-cell office:value-type="float" office:value="0.6562733">
                <text:p>0.6562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5.819979">
                <text:p>5.819979</text:p>
              </table:table-cell>
              <table:table-cell office:value-type="float" office:value="3000000">
                <text:p>3000000</text:p>
              </table:table-cell>
              <table:table-cell office:value-type="float" office:value="1.5478143">
                <text:p>1.5478143</text:p>
              </table:table-cell>
              <table:table-cell office:value-type="float" office:value="1200000">
                <text:p>1200000</text:p>
              </table:table-cell>
              <table:table-cell office:value-type="float" office:value="0.8176596">
                <text:p>0.8176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7.1853852">
                <text:p>7.1853852</text:p>
              </table:table-cell>
              <table:table-cell office:value-type="float" office:value="3500000">
                <text:p>3500000</text:p>
              </table:table-cell>
              <table:table-cell office:value-type="float" office:value="1.8515309">
                <text:p>1.8515309</text:p>
              </table:table-cell>
              <table:table-cell office:value-type="float" office:value="1400000">
                <text:p>1400000</text:p>
              </table:table-cell>
              <table:table-cell office:value-type="float" office:value="1.0145614">
                <text:p>1.0145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9.5815498">
                <text:p>9.5815498</text:p>
              </table:table-cell>
              <table:table-cell office:value-type="float" office:value="4000000">
                <text:p>4000000</text:p>
              </table:table-cell>
              <table:table-cell office:value-type="float" office:value="2.1538264">
                <text:p>2.1538264</text:p>
              </table:table-cell>
              <table:table-cell office:value-type="float" office:value="1600000">
                <text:p>1600000</text:p>
              </table:table-cell>
              <table:table-cell office:value-type="float" office:value="1.2426269">
                <text:p>1.2426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12.4891272">
                <text:p>12.4891272</text:p>
              </table:table-cell>
              <table:table-cell office:value-type="float" office:value="4500000">
                <text:p>4500000</text:p>
              </table:table-cell>
              <table:table-cell office:value-type="float" office:value="2.4547035">
                <text:p>2.4547035</text:p>
              </table:table-cell>
              <table:table-cell office:value-type="float" office:value="1800000">
                <text:p>1800000</text:p>
              </table:table-cell>
              <table:table-cell office:value-type="float" office:value="1.4560669">
                <text:p>1.4560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.8624392">
                <text:p>15.8624392</text:p>
              </table:table-cell>
              <table:table-cell office:value-type="float" office:value="5000000">
                <text:p>5000000</text:p>
              </table:table-cell>
              <table:table-cell office:value-type="float" office:value="2.6916142">
                <text:p>2.6916142</text:p>
              </table:table-cell>
              <table:table-cell office:value-type="float" office:value="2000000">
                <text:p>2000000</text:p>
              </table:table-cell>
              <table:table-cell office:value-type="float" office:value="1.6866928">
                <text:p>1.6866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00">
                <text:p>6500000</text:p>
              </table:table-cell>
              <table:table-cell office:value-type="float" office:value="3.5705828">
                <text:p>3.5705828</text:p>
              </table:table-cell>
              <table:table-cell office:value-type="float" office:value="3200000">
                <text:p>3200000</text:p>
              </table:table-cell>
              <table:table-cell office:value-type="float" office:value="2.6479533">
                <text:p>2.647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00">
                <text:p>8000000</text:p>
              </table:table-cell>
              <table:table-cell office:value-type="float" office:value="4.3846846">
                <text:p>4.3846846</text:p>
              </table:table-cell>
              <table:table-cell office:value-type="float" office:value="3800000">
                <text:p>3800000</text:p>
              </table:table-cell>
              <table:table-cell office:value-type="float" office:value="3.2796632">
                <text:p>3.2796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00">
                <text:p>9500000</text:p>
              </table:table-cell>
              <table:table-cell office:value-type="float" office:value="4.8322453">
                <text:p>4.832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